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Forte" style:family="text">
      <style:text-properties style:font-name="Calibri" style:font-name-complex="Calibri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widows="2" fo:orphans="2" style:vertical-align="auto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6" style:family="table-column">
      <style:table-column-properties style:column-width="3.202in"/>
    </style:style>
    <style:style style:name="TableColumn7" style:family="table-column">
      <style:table-column-properties style:column-width="3.4798in"/>
    </style:style>
    <style:style style:name="Table5" style:family="table">
      <style:table-properties style:width="6.6819in" style:rel-width="100%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10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1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2" style:family="table-row">
      <style:table-row-properties/>
    </style:style>
    <style:style style:name="TableCell1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1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7" style:family="table-row">
      <style:table-row-properties/>
    </style:style>
    <style:style style:name="TableCell1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2" style:family="table-row">
      <style:table-row-properties/>
    </style:style>
    <style:style style:name="TableCell2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2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27" style:family="table-row">
      <style:table-row-properties/>
    </style:style>
    <style:style style:name="TableCell2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2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3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32" style:family="table-column">
      <style:table-column-properties style:column-width="3.5597in"/>
    </style:style>
    <style:style style:name="TableColumn33" style:family="table-column">
      <style:table-column-properties style:column-width="3.1222in"/>
    </style:style>
    <style:style style:name="Table31" style:family="table">
      <style:table-properties style:width="6.6819in" style:rel-width="100%" fo:margin-left="0in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3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3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38" style:family="table-row">
      <style:table-row-properties/>
    </style:style>
    <style:style style:name="TableCell3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41" style:family="table-row">
      <style:table-row-properties/>
    </style:style>
    <style:style style:name="TableCell42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44" style:family="table-row">
      <style:table-row-properties/>
    </style:style>
    <style:style style:name="TableCell4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4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4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49" style:family="table-row">
      <style:table-row-properties/>
    </style:style>
    <style:style style:name="TableCell50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52" style:family="table-row">
      <style:table-row-properties/>
    </style:style>
    <style:style style:name="TableCell5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55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57" style:family="table-row">
      <style:table-row-properties/>
    </style:style>
    <style:style style:name="TableCell5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5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0" style:family="table-row">
      <style:table-row-properties/>
    </style:style>
    <style:style style:name="TableCell6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3" style:family="table-row">
      <style:table-row-properties/>
    </style:style>
    <style:style style:name="TableCell64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66" style:family="table-row">
      <style:table-row-properties/>
    </style:style>
    <style:style style:name="TableCell6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6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ell6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7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7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73" style:family="table-column">
      <style:table-column-properties style:column-width="6.6819in"/>
    </style:style>
    <style:style style:name="Table72" style:family="table">
      <style:table-properties style:width="6.6819in" style:rel-width="100%" fo:margin-left="0in" table:align="left"/>
    </style:style>
    <style:style style:name="TableRow74" style:family="table-row">
      <style:table-row-properties/>
    </style:style>
    <style:style style:name="TableCell75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7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7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78" style:family="table-row">
      <style:table-row-properties/>
    </style:style>
    <style:style style:name="TableCell7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8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8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91" style:family="table-column">
      <style:table-column-properties style:column-width="6.6819in"/>
    </style:style>
    <style:style style:name="Table90" style:family="table">
      <style:table-properties style:width="6.6819in" style:rel-width="100%" fo:margin-left="0in" table:align="left"/>
    </style:style>
    <style:style style:name="TableRow92" style:family="table-row">
      <style:table-row-properties/>
    </style:style>
    <style:style style:name="TableCell93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94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95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96" style:family="table-row">
      <style:table-row-properties/>
    </style:style>
    <style:style style:name="TableCell9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9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9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0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103" style:family="table-column">
      <style:table-column-properties style:column-width="6.6819in"/>
    </style:style>
    <style:style style:name="Table102" style:family="table">
      <style:table-properties style:width="6.6819in" style:rel-width="100%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106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07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08" style:family="table-row">
      <style:table-row-properties/>
    </style:style>
    <style:style style:name="TableCell10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1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16" style:family="table-row">
      <style:table-row-properties/>
    </style:style>
    <style:style style:name="TableCell117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1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1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2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Column122" style:family="table-column">
      <style:table-column-properties style:column-width="6.6819in"/>
    </style:style>
    <style:style style:name="Table121" style:family="table">
      <style:table-properties style:width="6.6819in" style:rel-width="100%" fo:margin-left="0in" table:align="left"/>
    </style:style>
    <style:style style:name="TableRow123" style:family="table-row">
      <style:table-row-properties/>
    </style:style>
    <style:style style:name="TableCell124" style:family="table-cell">
      <style:table-cell-properties fo:border="0.0104in outset #000000" fo:background-color="#DDDDDD" style:writing-mode="lr-tb" style:vertical-align="middle" fo:padding-top="0in" fo:padding-left="0in" fo:padding-bottom="0in" fo:padding-right="0in"/>
    </style:style>
    <style:style style:name="P125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26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TableRow127" style:family="table-row">
      <style:table-row-properties/>
    </style:style>
    <style:style style:name="TableCell12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2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32" style:family="table-row">
      <style:table-row-properties/>
    </style:style>
    <style:style style:name="TableCell13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3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3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37" style:family="table-row">
      <style:table-row-properties/>
    </style:style>
    <style:style style:name="TableCell138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3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42" style:family="table-row">
      <style:table-row-properties/>
    </style:style>
    <style:style style:name="TableCell143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4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8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49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50" style:family="table-row">
      <style:table-row-properties/>
    </style:style>
    <style:style style:name="TableCell151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52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3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5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6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57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TableRow158" style:family="table-row">
      <style:table-row-properties/>
    </style:style>
    <style:style style:name="TableCell159" style:family="table-cell">
      <style:table-cell-properties fo:border="0.0104in outset #000000" style:writing-mode="lr-tb" style:vertical-align="middle" fo:padding-top="0in" fo:padding-left="0in" fo:padding-bottom="0in" fo:padding-right="0in"/>
    </style:style>
    <style:style style:name="P160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1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2" style:parent-style-name="Normal" style:family="paragraph">
      <style:paragraph-properties fo:widows="2" fo:orphans="2" style:vertical-align="auto" fo:margin-top="0.0694in" fo:margin-bottom="0.0694in"/>
      <style:text-properties fo:hyphenate="true"/>
    </style:style>
    <style:style style:name="T163" style:parent-style-name="Fonteparág.padrão" style:family="text">
      <style:text-properties style:font-name="Calibri" style:font-name-asian="Times New Roman" style:font-name-complex="Calibri" fo:font-weight="bold" style:font-weight-asian="bold" style:font-weight-complex="bold" style:letter-kerning="false" style:language-asian="pt" style:country-asian="BR" style:language-complex="ar" style:country-complex="SA"/>
    </style:style>
    <style:style style:name="P164" style:parent-style-name="Normal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5" style:parent-style-name="Normal" style:list-style-name="LFO1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6" style:parent-style-name="Normal" style:list-style-name="LFO1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7" style:parent-style-name="Normal" style:list-style-name="LFO1" style:family="paragraph">
      <style:paragraph-properties fo:widows="2" fo:orphans="2" style:vertical-align="auto" fo:margin-top="0.0694in" fo:margin-bottom="0.0694in"/>
      <style:text-properties style:font-name="Calibri" style:font-name-asian="Times New Roman" style:font-name-complex="Calibri" style:letter-kerning="false" style:language-asian="pt" style:country-asian="BR" style:language-complex="ar" style:country-complex="SA" fo:hyphenate="true"/>
    </style:style>
    <style:style style:name="P168" style:parent-style-name="Normal" style:family="paragraph">
      <style:paragraph-properties fo:text-align="justify"/>
      <style:text-properties style:font-name="Calibri" style:font-name-complex="Calibri"/>
    </style:style>
  </office:automatic-styles>
  <office:body>
    <office:text text:use-soft-page-breaks="true">
      <text:p text:style-name="P1"><text:span text:style-name="T2">RELATÓRIO DE ATIVIDADES DE ESTÁGIO</text:span></text:p>
      <text:p text:style-name="P3"/>
      <text:p text:style-name="P4"/>
      <table:table table:style-name="Table5">
        <table:table-columns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<text:span text:style-name="T11">1. IDENTIFICAÇÃO DO(A) ESTAGIÁRIO(A)</text:span></text:p>
          </table:table-cell>
          <table:covered-table-cell/>
        </table:table-row>
        <table:table-row table:style-name="TableRow12">
          <table:table-cell table:style-name="TableCell13">
            <text:p text:style-name="P14">Nome:</text:p>
          </table:table-cell>
          <table:table-cell table:style-name="TableCell15">
            <text:p text:style-name="P16">Matrícula:</text:p>
          </table:table-cell>
        </table:table-row>
        <table:table-row table:style-name="TableRow17">
          <table:table-cell table:style-name="TableCell18">
            <text:p text:style-name="P19">Curso:</text:p>
          </table:table-cell>
          <table:table-cell table:style-name="TableCell20">
            <text:p text:style-name="P21">Semestre:</text:p>
          </table:table-cell>
        </table:table-row>
        <table:table-row table:style-name="TableRow22">
          <table:table-cell table:style-name="TableCell23">
            <text:p text:style-name="P24">E-mail:</text:p>
          </table:table-cell>
          <table:table-cell table:style-name="TableCell25">
            <text:p text:style-name="P26">Telefones:</text:p>
          </table:table-cell>
        </table:table-row>
        <table:table-row table:style-name="TableRow27">
          <table:table-cell table:style-name="TableCell28" table:number-columns-spanned="2">
            <text:p text:style-name="P29">Orientador na UnB:</text:p>
          </table:table-cell>
          <table:covered-table-cell/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 table:number-columns-spanned="2">
            <text:p text:style-name="P36"><text:span text:style-name="T37">2. DADOS DO ESTÁGIO</text:span></text:p>
          </table:table-cell>
          <table:covered-table-cell/>
        </table:table-row>
        <table:table-row table:style-name="TableRow38">
          <table:table-cell table:style-name="TableCell39" table:number-columns-spanned="2">
            <text:p text:style-name="P40">Empresa:<text:s/></text:p>
          </table:table-cell>
          <table:covered-table-cell/>
        </table:table-row>
        <table:table-row table:style-name="TableRow41">
          <table:table-cell table:style-name="TableCell42" table:number-columns-spanned="2">
            <text:p text:style-name="P43">Lotação (Área):</text:p>
          </table:table-cell>
          <table:covered-table-cell/>
        </table:table-row>
        <table:table-row table:style-name="TableRow44">
          <table:table-cell table:style-name="TableCell45">
            <text:p text:style-name="P46">Data de Início:</text:p>
          </table:table-cell>
          <table:table-cell table:style-name="TableCell47">
            <text:p text:style-name="P48">Data para<text:s/>Término:</text:p>
          </table:table-cell>
        </table:table-row>
        <table:table-row table:style-name="TableRow49">
          <table:table-cell table:style-name="TableCell50" table:number-columns-spanned="2">
            <text:p text:style-name="P51">Período do relatório:</text:p>
          </table:table-cell>
          <table:covered-table-cell/>
        </table:table-row>
        <table:table-row table:style-name="TableRow52">
          <table:table-cell table:style-name="TableCell53">
            <text:p text:style-name="P54">Nº de horas semanais:</text:p>
          </table:table-cell>
          <table:table-cell table:style-name="TableCell55">
            <text:p text:style-name="P56">Horário:</text:p>
          </table:table-cell>
        </table:table-row>
        <table:table-row table:style-name="TableRow57">
          <table:table-cell table:style-name="TableCell58" table:number-columns-spanned="2">
            <text:p text:style-name="P59">Empresa Integradora:</text:p>
          </table:table-cell>
          <table:covered-table-cell/>
        </table:table-row>
        <table:table-row table:style-name="TableRow60">
          <table:table-cell table:style-name="TableCell61" table:number-columns-spanned="2">
            <text:p text:style-name="P62">Supervisor na Empresa:</text:p>
          </table:table-cell>
          <table:covered-table-cell/>
        </table:table-row>
        <table:table-row table:style-name="TableRow63">
          <table:table-cell table:style-name="TableCell64" table:number-columns-spanned="2">
            <text:p text:style-name="P65">Cargo do supervisor:</text:p>
          </table:table-cell>
          <table:covered-table-cell/>
        </table:table-row>
        <table:table-row table:style-name="TableRow66">
          <table:table-cell table:style-name="TableCell67">
            <text:p text:style-name="P68">E-mail:</text:p>
          </table:table-cell>
          <table:table-cell table:style-name="TableCell69">
            <text:p text:style-name="P70">Telefones:</text:p>
          </table:table-cell>
        </table:table-row>
      </table:table>
      <text:p text:style-name="P71"/>
      <table:table table:style-name="Table72">
        <table:table-columns>
          <table:table-column table:style-name="TableColumn73"/>
        </table:table-columns>
        <table:table-row table:style-name="TableRow74">
          <table:table-cell table:style-name="TableCell75">
            <text:p text:style-name="P76"><text:span text:style-name="T77">3. SITUAÇÃO DO ESTÁGIO</text:span></text:p>
          </table:table-cell>
        </table:table-row>
        <table:table-row table:style-name="TableRow78">
          <table:table-cell table:style-name="TableCell79">
            <text:p text:style-name="P80">Estágio Obrigatório: (     ) Sim    (     ) Não</text:p>
            <text:p text:style-name="P81">Estágio<text:s/>concluído: (     ) Sim    (     ) Não</text:p>
            <text:p text:style-name="P82">Estágio remunerado: (     ) Sim    (     ) Não</text:p>
            <text:p text:style-name="P83">Recesso remunerado: (     ) Sim    (     ) Não</text:p>
            <text:p text:style-name="P84">Auxílio transporte: (     ) Sim    (     ) Não</text:p>
            <text:p text:style-name="P85">Seguro de vida: (     ) Sim    (     ) Não</text:p>
            <text:p text:style-name="P86">Ajustado ao horário do aluno: (  <text:s/>  ) Sim    (     ) Não</text:p>
            <text:p text:style-name="P87">Ajustado ao calendário Acadêmico: (     ) Sim    (     ) Não</text:p>
            <text:p text:style-name="P88">(     ) Outros:</text:p>
          </table:table-cell>
        </table:table-row>
      </table:table>
      <text:p text:style-name="P89"/>
      <table:table table:style-name="Table90">
        <table:table-columns>
          <table:table-column table:style-name="TableColumn91"/>
        </table:table-columns>
        <table:table-row table:style-name="TableRow92">
          <table:table-cell table:style-name="TableCell93">
            <text:soft-page-break/>
            <text:p text:style-name="P94"><text:span text:style-name="T95">4. PLANO DE ATIVIDADES PROPOSTO (ELABORADO PELO ORIENTADOR EM CONJUNTO COM O ESTAGIÁRIO)</text:span></text:p>
          </table:table-cell>
        </table:table-row>
        <table:table-row table:style-name="TableRow96">
          <table:table-cell table:style-name="TableCell97">
            <text:p text:style-name="P98"/>
            <text:p text:style-name="P99"/>
            <text:p text:style-name="P100"/>
          </table:table-cell>
        </table:table-row>
      </table:table>
      <text:p text:style-name="P101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<text:span text:style-name="T107">5. PARECER DO SUPERVISOR DA EMPRESA</text:span></text:p>
          </table:table-cell>
        </table:table-row>
        <table:table-row table:style-name="TableRow108">
          <table:table-cell table:style-name="TableCell109">
            <text:p text:style-name="P110">Como você avalia o<text:s/>desempenho do aluno no estágio?</text:p>
            <text:p text:style-name="P111">(     ) Ruim</text:p>
            <text:p text:style-name="P112">(     ) Regular</text:p>
            <text:p text:style-name="P113">(     ) Bom </text:p>
            <text:p text:style-name="P114">(     ) Muito bom</text:p>
            <text:p text:style-name="P115">(     ) Excelente </text:p>
          </table:table-cell>
        </table:table-row>
        <table:table-row table:style-name="TableRow116">
          <table:table-cell table:style-name="TableCell117">
            <text:p text:style-name="P118">Qual a sua opinião sobre os trabalhos realizados pelo aluno em relação ao plano de atividades, capacidade do aluno em executar as<text:s/>atividades propostas, etc?</text:p>
            <text:p text:style-name="P119"/>
          </table:table-cell>
        </table:table-row>
      </table:table>
      <text:p text:style-name="P120"/>
      <table:table table:style-name="Table121">
        <table:table-columns>
          <table:table-column table:style-name="TableColumn122"/>
        </table:table-columns>
        <table:table-row table:style-name="TableRow123">
          <table:table-cell table:style-name="TableCell124">
            <text:p text:style-name="P125"><text:span text:style-name="T126">6. PARECER DO ESTAGIÁRIO</text:span></text:p>
          </table:table-cell>
        </table:table-row>
        <table:table-row table:style-name="TableRow127">
          <table:table-cell table:style-name="TableCell128">
            <text:p text:style-name="P129">As instalações na empresa são adequadas ao desenvolvimento das atividades previstas?</text:p>
            <text:p text:style-name="P130">(     ) Sim    (     ) Não</text:p>
            <text:p text:style-name="P131">Justifique:</text:p>
          </table:table-cell>
        </table:table-row>
        <table:table-row table:style-name="TableRow132">
          <table:table-cell table:style-name="TableCell133">
            <text:p text:style-name="P134">A empresa indicou profissional Supervisor com competência na área do<text:s/>estágio?</text:p>
            <text:p text:style-name="P135">(     ) Sim    (     ) Não</text:p>
            <text:p text:style-name="P136">Justifique:</text:p>
          </table:table-cell>
        </table:table-row>
        <table:table-row table:style-name="TableRow137">
          <table:table-cell table:style-name="TableCell138">
            <text:p text:style-name="P139">Você cumpriu o Plano de Atividades?</text:p>
            <text:p text:style-name="P140">(     ) Sim  (     ) Sim, mas tive dificuldades   (     ) Não</text:p>
            <text:p text:style-name="P141">Justifique:</text:p>
          </table:table-cell>
        </table:table-row>
        <table:table-row table:style-name="TableRow142">
          <table:table-cell table:style-name="TableCell143">
            <text:p text:style-name="P144">Como você avalia a supervisão recebida na empresa?</text:p>
            <text:p text:style-name="P145">(     ) Ruim</text:p>
            <text:p text:style-name="P146">(     ) Regular</text:p>
            <text:p text:style-name="P147">(     ) Bom </text:p>
            <text:p text:style-name="P148">(<text:s/>    ) Muito bom</text:p>
            <text:p text:style-name="P149">(     ) Excelente </text:p>
          </table:table-cell>
        </table:table-row>
        <text:soft-page-break/>
        <table:table-row table:style-name="TableRow150">
          <table:table-cell table:style-name="TableCell151">
            <text:p text:style-name="P152">Qual a importância do estágio para o sua formação?</text:p>
            <text:p text:style-name="P153"> (     ) Não foi importante</text:p>
            <text:p text:style-name="P154"> (     ) Teve pouca importância</text:p>
            <text:p text:style-name="P155"> (     ) Foi importante </text:p>
            <text:p text:style-name="P156"> (     ) Foi muito importante</text:p>
            <text:p text:style-name="P157"> (     ) Foi extremamente importante</text:p>
          </table:table-cell>
        </table:table-row>
        <table:table-row table:style-name="TableRow158">
          <table:table-cell table:style-name="TableCell159">
            <text:p text:style-name="P160">Fale sobre as<text:s/>novas competências e habilidades que você desenvolveu ao longo do estágio:</text:p>
            <text:p text:style-name="P161"/>
          </table:table-cell>
        </table:table-row>
      </table:table>
      <text:p text:style-name="P162"><text:span text:style-name="T163">Observações</text:span></text:p>
      <text:p text:style-name="P164">Este documento deverá ser assinado por:</text:p>
      <text:list text:style-name="LFO1" text:continue-numbering="true">
        <text:list-item>
          <text:p text:style-name="P165">Estudante</text:p>
        </text:list-item>
        <text:list-item>
          <text:p text:style-name="P166">Supervisor na Empresa</text:p>
        </text:list-item>
        <text:list-item>
          <text:p text:style-name="P167">Orientador na UnB</text:p>
        </text:list-item>
      </text:list>
      <text:p text:style-name="P1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texto_justificado_maiusculas" style:display-name="texto_justificado_maiusculas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texto_justificado_fonte-12_unb" style:display-name="texto_justificado_fonte-12_unb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hn Lenon Cardoso Gardenghi</dc:creator>
    <meta:creation-date>2020-05-18T11:14:00Z</meta:creation-date>
    <dc:date>2021-05-17T18:35:00Z</dc:date>
    <meta:template xlink:href="Normal.dotm" xlink:type="simple"/>
    <meta:editing-cycles>4</meta:editing-cycles>
    <meta:editing-duration>PT240S</meta:editing-duration>
    <meta:document-statistic meta:page-count="3" meta:paragraph-count="4" meta:word-count="336" meta:character-count="2147" meta:row-count="15" meta:non-whitespace-character-count="1815"/>
  </office:meta>
</office:document-meta>
</file>